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01,353,230,784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22,123,822,333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01,123,851,090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16,193,649,124.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45,712,200,312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36,709,862,831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28,052,853,643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11,789,686,464.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83,799,496,611.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70,307,163,678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88,538,611,205.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65,266,452,081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52,381,006,892.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36,970,918,699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3,552,052,407.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7,812,705,294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5,285,594,828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8,936,063,723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9,129,634,978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6,152,936,539.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6,506,229,607.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7,648,377,412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7,526,446,605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13:32.771444718</dc:date>
    <meta:editing-duration>PT19M48S</meta:editing-duration>
    <meta:editing-cycles>5</meta:editing-cycles>
    <meta:generator>LibreOffice/7.2.6.2$Linux_X86_64 LibreOffice_project/20$Build-2</meta:generator>
    <meta:document-statistic meta:table-count="1" meta:cell-count="48" meta:object-count="0"/>
  </office:meta>
</office:document-meta>
</file>